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02" style:parent-style-name="Heading1" style:family="paragraph">
      <style:text-properties style:font-name="Verdana" fo:font-size="10pt" style:font-size-asian="10pt" style:font-size-complex="10pt"/>
    </style:style>
    <style:style style:name="P103" style:parent-style-name="Standard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rbille Juntad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>N/A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5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<text:s/>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signatory to reject an application.</text:p>
          </table:table-cell>
          <table:table-cell table:style-name="TableCell69">
            <text:p text:style-name="P70">OK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System should allow signatory to return an application.</text:p>
          </table:table-cell>
          <table:table-cell table:style-name="TableCell76">
            <text:p text:style-name="P77">OK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 should allow signatory to<text:s/>forward<text:s/>an application.</text:p>
          </table:table-cell>
          <table:table-cell table:style-name="TableCell83">
            <text:p text:style-name="P84">OK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 allow the student to edit his user profile.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ystem should allow the admin to edit a scholarship.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h text:style-name="P102" text:outline-level="1">Reviewer’s Comments:<text:line-break/></text:h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illarin</dc:creator>
    <meta:creation-date>2016-02-28T13:17:00Z</meta:creation-date>
    <dc:date>2016-04-03T03:38:00Z</dc:date>
    <meta:print-date>2006-07-28T14:33:00Z</meta:print-date>
    <meta:template xlink:href="Normal" xlink:type="simple"/>
    <meta:editing-cycles>14</meta:editing-cycles>
    <meta:editing-duration>PT360S</meta:editing-duration>
    <meta:document-statistic meta:page-count="1" meta:paragraph-count="1" meta:word-count="128" meta:character-count="857" meta:row-count="6" meta:non-whitespace-character-count="730"/>
  </office:meta>
</office:document-meta>
</file>